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09in"/>
    </style:style>
    <style:style style:name="co2" style:family="table-column">
      <style:table-column-properties fo:break-before="auto" style:column-width="2.0028in"/>
    </style:style>
    <style:style style:name="co3" style:family="table-column">
      <style:table-column-properties fo:break-before="auto" style:column-width="3.464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195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1.6138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4.4016in"/>
    </style:style>
    <style:style style:name="co15" style:family="table-column">
      <style:table-column-properties fo:break-before="auto" style:column-width="2.0311in"/>
    </style:style>
    <style:style style:name="co16" style:family="table-column">
      <style:table-column-properties fo:break-before="auto" style:column-width="0.948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6102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3425in" fo:break-before="auto" style:use-optimal-row-height="fals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4917in" fo:break-before="auto" style:use-optimal-row-height="false"/>
    </style:style>
    <style:style style:name="ro7" style:family="table-row">
      <style:table-row-properties style:row-height="1.5925in" fo:break-before="auto" style:use-optimal-row-height="true"/>
    </style:style>
    <style:style style:name="ro8" style:family="table-row">
      <style:table-row-properties style:row-height="0.8071in" fo:break-before="auto" style:use-optimal-row-height="true"/>
    </style:style>
    <style:style style:name="ro9" style:family="table-row">
      <style:table-row-properties style:row-height="0.2398in" fo:break-before="auto" style:use-optimal-row-height="true"/>
    </style:style>
    <style:style style:name="ro10" style:family="table-row">
      <style:table-row-properties style:row-height="0.611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1701in" fo:break-before="auto" style:use-optimal-row-height="true"/>
    </style:style>
    <style:style style:name="ro14" style:family="table-row">
      <style:table-row-properties style:row-height="0.1756in" fo:break-before="auto" style:use-optimal-row-height="true"/>
    </style:style>
    <style:style style:name="ro15" style:family="table-row">
      <style:table-row-properties style:row-height="0.161in" fo:break-before="auto" style:use-optimal-row-height="true"/>
    </style:style>
    <style:style style:name="ro16" style:family="table-row">
      <style:table-row-properties style:row-height="0.1681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13pt" style:font-size-asian="13pt" style:font-size-complex="13pt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3pt" style:font-size-asian="13pt" style:font-size-complex="13pt" fo:hyphenate="true"/>
    </style:style>
    <style:style style:name="ce6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ce8" style:family="table-cell" style:parent-style-name="Default">
      <style:table-cell-properties fo:wrap-option="wrap"/>
      <style:text-properties fo:font-size="13pt" style:font-size-asian="13pt" style:font-size-complex="13pt" fo:hyphenate="true"/>
    </style:style>
    <style:style style:name="ce9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style:font-size-asian="13pt" style:font-size-complex="13pt" fo:hyphenate="true"/>
    </style:style>
    <style:style style:name="ce10" style:family="table-cell" style:parent-style-name="Default">
      <style:table-cell-properties fo:wrap-option="wrap"/>
      <style:text-properties fo:font-size="13pt" style:text-underline-style="none" style:font-size-asian="13pt" style:font-size-complex="13pt" fo:hyphenate="true"/>
    </style:style>
    <style:style style:name="ce11" style:family="table-cell" style:parent-style-name="Default">
      <style:table-cell-properties fo:wrap-option="wrap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 fo:hyphenate="tru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style:font-name="Arial" style:font-size-asian="8pt" style:font-size-complex="8pt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spreadsheet>
      <table:table table:name="Entity Referenc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ontext</text:p>
          </table:table-cell>
          <table:table-cell office:value-type="string">
            <text:p>Is the source for css files and js modules. This object also provides the functions for extension points. All extensionPoints will mapped using the &lt;module&gt;.&lt;element&gt; format such that the code: require(module).element will render the proper function or element.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>
            <text:p>css files</text:p>
          </table:table-cell>
          <table:table-cell office:value-type="string">
            <text:p>styles for the viewtypes, itemTypes and relationship types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sModules</text:p>
          </table:table-cell>
          <table:table-cell office:value-type="string">
            <text:p>list of strings that could be used in a call to 'require()'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xtensionPointMap</text:p>
          </table:table-cell>
          <table:table-cell office:value-type="string">
            <text:p>maps extensionPointName → &lt;module&gt;.&lt;element&gt;</text:p>
          </table:table-cell>
          <table:table-cell office:value-type="string">
            <text:p>See ExtensionPoint pag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ItemCategor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RelationshipCategor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arent(id)</text:p>
          </table:table-cell>
          <table:table-cell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tem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ame(string)</text:p>
          </table:table-cell>
          <table:table-cell office:value-type="string">
            <text:p>The name of the Item Type e.g. Person, Sandwich, CodeStateme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tegory(id )</text:p>
          </table:table-cell>
          <table:table-cell office:value-type="string">
            <text:p>The Category designation for this item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/>
          <table:table-cell office:value-type="string">
            <text:p>Properties (object)</text:p>
          </table:table-cell>
          <table:table-cell office:value-type="string">
            <text:p>list of objects with following values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HESE 2: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THESE 2 →</text:p>
          </table:table-cell>
          <table:table-cell office:value-type="string">
            <text:p>type</text:p>
          </table:table-cell>
          <table:table-cell office:value-type="string">
            <text:p>string, required</text:p>
          </table:table-cell>
          <table:table-cell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required</text:p>
          </table:table-cell>
          <table:table-cell office:value-type="string">
            <text:p>bool, default=false</text:p>
          </table:table-cell>
          <table:table-cell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/>
          <table:table-cell table:style-name="ce4" office:value-type="string">
            <text:p>OR THESE 2 →</text:p>
          </table:table-cell>
          <table:table-cell office:value-type="string">
            <text:p>relationshipTypes</text:p>
          </table:table-cell>
          <table:table-cell office:value-type="string">
            <text:p>array of relationship Ids</text:p>
          </table:table-cell>
          <table:table-cell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itemTypes</text:p>
          </table:table-cell>
          <table:table-cell/>
          <table:table-cell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/>
          <table:table-cell table:style-name="ce5" office:value-type="string">
            <text:p>THEN →</text:p>
          </table:table-cell>
          <table:table-cell office:value-type="string">
            <text:p>min</text:p>
          </table:table-cell>
          <table:table-cell/>
          <table:table-cell office:value-type="string">
            <text:p>Item must contain at least 'min' entrie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ax</text:p>
          </table:table-cell>
          <table:table-cell/>
          <table:table-cell office:value-type="string">
            <text:p>Item must contain no more than 'max' entrie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" office:value-type="string">
            <text:p>derived(boolean)</text:p>
          </table:table-cell>
          <table:table-cell/>
          <table:table-cell office:value-type="string">
            <text:p>Value cannot be set by the user it has a formula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iewStyle(object)</text:p>
          </table:table-cell>
          <table:table-cell office:value-type="string">
            <text:p>Style elements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3">
          <table:table-cell/>
          <table:table-cell office:value-type="string">
            <text:p>defaults(object)</text:p>
          </table:table-cell>
          <table:table-cell office:value-type="string">
            <text:p>The default values when none r set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The field na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valu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fixed</text:p>
          </table:table-cell>
          <table:table-cell table:style-name="ce9" office:value-type="string">
            <text:p>bool </text:p>
          </table:table-cell>
          <table:table-cell table:style-name="ce10" office:value-type="string">
            <text:p>if true this default value cannot be changed in items of this itemTyp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/>
          <table:table-cell table:number-columns-repeated="1019"/>
        </table:table-row>
        <table:table-row table:style-name="ro2">
          <table:table-cell/>
          <table:table-cell office:value-type="string">
            <text:p>allowExtra(bool)</text:p>
          </table:table-cell>
          <table:table-cell office:value-type="string">
            <text:p>Boolean indicating whether this type allows undefined data valu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untime-functions</text:p>
          </table:table-cell>
          <table:table-cell table:number-columns-repeated="2"/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updateItemHierarchy(itemTypeId, parent, category)</text:p>
          </table:table-cell>
          <table:table-cell/>
          <table:table-cell table:style-name="ce12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elationship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The name of the relationshipTyp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composite(bool)</text:p>
          </table:table-cell>
          <table:table-cell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bidirectional</text:p>
          </table:table-cell>
          <table:table-cell office:value-type="string">
            <text:p>if True this relationship's To and From are interchangeable (e.g. Friend, Sibling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reciprocalRelationshipId</text:p>
          </table:table-cell>
          <table:table-cell office:value-type="string">
            <text:p>Whenever a relationship of this type is applied, the reciprocal relationship is always applied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rent(ref)</text:p>
          </table:table-cell>
          <table:table-cell office:value-type="string">
            <text:p>The parent relationshi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tegory(ref)</text:p>
          </table:table-cell>
          <table:table-cell office:value-type="string">
            <text:p>The Category Id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mporal</text:p>
          </table:table-cell>
          <table:table-cell office:value-type="string">
            <text:p>if true this relationship is temporal (time based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nstraints(object)</text:p>
          </table:table-cell>
          <table:table-cell office:value-type="string">
            <text:p>Constrains the endpoints for this relationship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To</text:p>
          </table:table-cell>
          <table:table-cell office:value-type="string">
            <text:p>String. validationExpression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rom</text:p>
          </table:table-cell>
          <table:table-cell table:style-name="ce12" office:value-type="string">
            <text:p><text:span text:style-name="T3">S</text:span><text:span text:style-name="T4">tring. validationExpression</text:span></text:p>
          </table:table-cell>
          <table:table-cell office:value-type="string">
            <text:p>Expressions may use item, relationship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romAndTo</text:p>
          </table:table-cell>
          <table:table-cell table:style-name="ce12" office:value-type="string">
            <text:p><text:span text:style-name="T3">S</text:span><text:span text:style-name="T4">tring. validationExpression</text:span></text:p>
          </table:table-cell>
          <table:table-cell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ineStyle </text:p>
          </table:table-cell>
          <table:table-cell/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labelStyle </text:p>
          </table:table-cell>
          <table:table-cell/>
          <table:table-cell table:style-name="ce12"/>
          <table:table-cell table:number-columns-repeated="1020"/>
        </table:table-row>
        <table:table-row table:style-name="ro2">
          <table:table-cell/>
          <table:table-cell office:value-type="string">
            <text:p>dragStyle</text:p>
          </table:table-cell>
          <table:table-cell office:value-type="string">
            <text:p>This style is used when either endpoint is being dragged.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2" office:value-type="string">
            <text:p>Relationship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ata </text:p>
          </table:table-cell>
          <table:table-cell office:value-type="string">
            <text:p>object containing the related dat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The relationship type I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oItem</text:p>
          </table:table-cell>
          <table:table-cell office:value-type="string">
            <text:p>The item to which the fromItem is related</text:p>
          </table:table-cell>
          <table:table-cell table:style-name="ce12"/>
          <table:table-cell table:number-columns-repeated="1020"/>
        </table:table-row>
        <table:table-row table:style-name="ro1">
          <table:table-cell/>
          <table:table-cell office:value-type="string">
            <text:p>fromItem</text:p>
          </table:table-cell>
          <table:table-cell table:style-name="ce1" office:value-type="string">
            <text:p>All relationships are from the perspective of the fromItem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RelationshipObject</text:p>
          </table:table-cell>
          <table:table-cell/>
          <table:table-cell table:style-name="ce1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/>
          <table:table-cell table:style-name="ce12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12"/>
          <table:table-cell table:number-columns-repeated="1020"/>
        </table:table-row>
        <table:table-row table:style-name="ro1" table:number-rows-repeated="2">
          <table:table-cell/>
          <table:table-cell table:style-name="ce2"/>
          <table:table-cell/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tem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tle</text:p>
          </table:table-cell>
          <table:table-cell office:value-type="string">
            <text:p>The name of the Item. <text:s/>e.g. Lee's Email Address, Lee Collins, Chicago Bulls, Swap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emType</text:p>
          </table:table-cell>
          <table:table-cell office:value-type="string">
            <text:p>The kind of 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lationships</text:p>
          </table:table-cell>
          <table:table-cell office:value-type="string">
            <text:p>Array of Relationships to other item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a(object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style-name="ce9"/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name</text:p>
          </table:table-cell>
          <table:table-cell office:value-type="string">
            <text:p>name of field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office:value-type="string">
            <text:p>value</text:p>
          </table:table-cell>
          <table:table-cell office:value-type="string">
            <text:p>String representation of Field Va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iewTyp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encapsulates the CSS file, style of item, relationship, and connectors. Any viewType may display any viewData. </text:p>
          </table:table-cell>
          <table:table-cell table:number-columns-repeated="1022"/>
        </table:table-row>
        <table:table-row table:style-name="ro9">
          <table:table-cell/>
          <table:table-cell table:style-name="ce7" office:value-type="string">
            <text:p><text:span text:style-name="T1">Responsibilities: Add the </text:span><text:span text:style-name="T2">relationship and item </text:span><text:span text:style-name="T1">elements to the DOM.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mplatePat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cript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View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The View name. e.g. MainView, PhoneBook,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ems</text:p>
          </table:table-cell>
          <table:table-cell office:value-type="string">
            <text:p>Array of View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tions(object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string">
            <text:p>name</text:p>
          </table:table-cell>
          <table:table-cell table:style-name="ce11" office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ncludedRelationshipTyp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excludedRelationshipTypes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includedItemTypes</text:p>
          </table:table-cell>
          <table:table-cell office:value-type="string">
            <text:p>either included or excluded list should exist – not bo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xcludedItemTyp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Runtime instance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number-columns-repeated="1022"/>
        </table:table-row>
        <table:table-row table:style-name="ro1">
          <table:table-cell table:style-name="ce2"/>
          <table:table-cell office:value-type="string">
            <text:p>updateItemData(viewItem, data)</text:p>
          </table:table-cell>
          <table:table-cell table:number-columns-repeated="1022"/>
        </table:table-row>
        <table:table-row table:style-name="ro10">
          <table:table-cell table:style-name="ce2"/>
          <table:table-cell office:value-type="string">
            <text:p>createItem(itemTypeId, title, data)</text:p>
          </table:table-cell>
          <table:table-cell office:value-type="string">
            <text:p>Must return the new item wrapped in ViewItem and initialized. Both must be saved to persistence.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updateRelationship(viewRelationship, data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reateRelationship(relationshipTypeId, title, data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pdateItemHierarchy(viewItem, parent, category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ovedItem(viewItem, position)</text:p>
          </table:table-cell>
          <table:table-cell table:number-columns-repeated="1022"/>
        </table:table-row>
        <table:table-row table:style-name="ro3">
          <table:table-cell table:style-name="ce2"/>
          <table:table-cell office:value-type="string">
            <text:p>refreshItem(viewItemId)</text:p>
          </table:table-cell>
          <table:table-cell office:value-type="string">
            <text:p>temporarily remove the item from the list and read it from persistence. 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possibleRelationships(viewItem1, viewItem2)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ViewItem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tem </text:p>
          </table:table-cell>
          <table:table-cell office:value-type="string">
            <text:p>The Item Object with item type inside</text:p>
          </table:table-cell>
          <table:table-cell table:number-columns-repeated="1021"/>
        </table:table-row>
        <table:table-row table:style-name="ro1">
          <table:table-cell/>
          <table:table-cell table:number-columns-repeated="3"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osition</text:p>
          </table:table-cell>
          <table:table-cell office:value-type="string">
            <text:p>{x:0, y:0}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ViewItem runtime instance</text:p>
          </table:table-cell>
          <table:table-cell office:value-type="string">
            <text:p>Decorations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<text:s text:c="3"/></text:p>
          </table:table-cell>
          <table:table-cell office:value-type="string">
            <text:p>image()</text:p>
          </table:table-cell>
          <table:table-cell office:value-type="string">
            <text:p>item.relatedImage</text:p>
          </table:table-cell>
          <table:table-cell table:number-columns-repeated="1021"/>
        </table:table-row>
        <table:table-row table:style-name="ro1">
          <table:table-cell office:value-type="string">
            <text:p><text:s text:c="3"/></text:p>
          </table:table-cell>
          <table:table-cell office:value-type="string">
            <text:p>title()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perties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raItemsOk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()</text:p>
          </table:table-cell>
          <table:table-cell office:value-type="string">
            <text:p>gets the data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World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D for Worl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sion</text:p>
          </table:table-cell>
          <table:table-cell office:value-type="string">
            <text:p>Graph-O-Matic engine vers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2" office:value-type="string">
            <text:p>Runtime insta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ews()</text:p>
          </table:table-cell>
          <table:table-cell office:value-type="string">
            <text:p>returns all view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view(viewId)</text:p>
          </table:table-cell>
          <table:table-cell office:value-type="string">
            <text:p>returns a runtime instance of the view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newView( [item list] )</text:p>
          </table:table-cell>
          <table:table-cell office:value-type="string">
            <text:p>creates new <text:s/>view. If item list is present, <text:s/>initialize with the passed in items else its empty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moveView</text:p>
          </table:table-cell>
          <table:table-cell office:value-type="string">
            <text:p>items not deleted – only the view</text:p>
          </table:table-cell>
          <table:table-cell table:number-columns-repeated="1021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ensionPoin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1">
          <table:table-cell office:value-type="string">
            <text:p>ExtensionPoints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itemEditHandler</text:p>
          </table:table-cell>
          <table:table-cell office:value-type="string">
            <text:p>Called when the 'edit-item' event is emitted</text:p>
          </table:table-cell>
        </table:table-row>
      </table:table>
      <table:table table:name="Builtins" table:style-name="ta1" table:print="false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21" table:default-cell-style-name="Default"/>
        <table:table-row table:style-name="ro13" table:number-rows-repeated="2">
          <table:table-cell table:number-columns-repeated="1024"/>
        </table:table-row>
        <table:table-row table:style-name="ro13">
          <table:table-cell office:value-type="string">
            <text:p>Item Types</text:p>
          </table:table-cell>
          <table:table-cell table:number-columns-repeated="1023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 office:value-type="string">
            <text:p>Relationship Types</text:p>
          </table:table-cell>
          <table:table-cell table:number-columns-repeated="1023"/>
        </table:table-row>
        <table:table-row table:style-name="ro13">
          <table:table-cell table:style-name="ce13"/>
          <table:table-cell table:style-name="ce13" office:value-type="string">
            <text:p>name</text:p>
          </table:table-cell>
          <table:table-cell table:style-name="ce13" office:value-type="string">
            <text:p>parent</text:p>
          </table:table-cell>
          <table:table-cell table:style-name="ce13" office:value-type="string">
            <text:p>description</text:p>
          </table:table-cell>
          <table:table-cell table:style-name="ce13" table:number-columns-repeated="1020"/>
        </table:table-row>
        <table:table-row table:style-name="ro14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4">
          <table:table-cell/>
          <table:table-cell office:value-type="string">
            <text:p>photoOf</text:p>
          </table:table-cell>
          <table:table-cell office:value-type="string">
            <text:p>relatedImage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photoOfFriends</text:p>
          </table:table-cell>
          <table:table-cell office:value-type="string">
            <text:p>relatedImage</text:p>
          </table:table-cell>
          <table:table-cell table:number-columns-repeated="1021"/>
        </table:table-row>
      </table:table>
      <table:table table:name="Events" table:style-name="ta1" table:print="false">
        <table:table-column table:style-name="co6" table:default-cell-style-name="Default"/>
        <table:table-column table:style-name="co12" table:default-cell-style-name="Default"/>
        <table:table-column table:style-name="co9" table:default-cell-style-name="Default"/>
        <table:table-row table:style-name="ro15">
          <table:table-cell table:number-columns-repeated="3"/>
        </table:table-row>
        <table:table-row table:style-name="ro12" table:number-rows-repeated="2">
          <table:table-cell table:number-columns-repeated="3"/>
        </table:table-row>
        <table:table-row table:style-name="ro12">
          <table:table-cell office:value-type="string">
            <text:p>Events</text:p>
          </table:table-cell>
          <table:table-cell table:number-columns-repeated="2"/>
        </table:table-row>
        <table:table-row table:style-name="ro16">
          <table:table-cell/>
          <table:table-cell office:value-type="string">
            <text:p>item change</text:p>
          </table:table-cell>
          <table:table-cell office:value-type="string">
            <text:p>User changed the value using the dialog or a derived field was updated.</text:p>
          </table:table-cell>
        </table:table-row>
        <table:table-row table:style-name="ro11">
          <table:table-cell/>
          <table:table-cell office:value-type="string">
            <text:p>item move</text:p>
          </table:table-cell>
          <table:table-cell office:value-type="string">
            <text:p>Either the user moved the item or it was moved by itemType event processing.</text:p>
          </table:table-cell>
        </table:table-row>
        <table:table-row table:style-name="ro12">
          <table:table-cell/>
          <table:table-cell office:value-type="string">
            <text:p>edit-item</text:p>
          </table:table-cell>
          <table:table-cell office:value-type="string">
            <text:p>Causes the edit dialog to appear either with the current item data filled-in or blank for a new item. </text:p>
          </table:table-cell>
        </table:table-row>
        <table:table-row table:style-name="ro12">
          <table:table-cell/>
          <table:table-cell office:value-type="string">
            <text:p>item updated</text:p>
          </table:table-cell>
          <table:table-cell office:value-type="string">
            <text:p>Message from the server saying the item has been updated.</text:p>
          </table:table-cell>
        </table:table-row>
        <table:table-row table:style-name="ro12">
          <table:table-cell/>
          <table:table-cell office:value-type="string">
            <text:p>new item</text:p>
          </table:table-cell>
          <table:table-cell/>
        </table:table-row>
      </table:table>
      <table:table table:name="ItemEditor" table:style-name="ta1"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row table:style-name="ro12" table:number-rows-repeated="3">
          <table:table-cell table:number-columns-repeated="3"/>
        </table:table-row>
        <table:table-row table:style-name="ro17">
          <table:table-cell table:style-name="ce14" office:value-type="string">
            <text:p>item editor</text:p>
          </table:table-cell>
          <table:table-cell office:value-type="string">
            <text:p>--&gt;&gt; </text:p>
          </table:table-cell>
          <table:table-cell office:value-type="string">
            <text:p>Property Editor</text:p>
          </table:table-cell>
        </table:table-row>
        <table:table-row table:style-name="ro17">
          <table:table-cell/>
          <table:table-cell table:style-name="ce14"/>
          <table:table-cell/>
        </table:table-row>
        <table:table-row table:style-name="ro11">
          <table:table-cell table:number-columns-repeated="2"/>
          <table:table-cell office:value-type="string">
            <text:p>numberEditor</text:p>
          </table:table-cell>
        </table:table-row>
        <table:table-row table:style-name="ro12" table:number-rows-repeated="3">
          <table:table-cell table:number-columns-repeated="3"/>
        </table:table-row>
        <table:table-row table:style-name="ro12">
          <table:table-cell/>
          <table:table-cell office:value-type="string">
            <text:p>Image</text:p>
          </table:table-cell>
          <table:table-cell/>
        </table:table-row>
        <table:table-row table:style-name="ro12">
          <table:table-cell/>
          <table:table-cell office:value-type="string">
            <text:p>Title</text:p>
          </table:table-cell>
          <table:table-cell/>
        </table:table-row>
        <table:table-row table:style-name="ro12">
          <table:table-cell/>
          <table:table-cell office:value-type="string">
            <text:p>Properties Table</text:p>
          </table:table-cell>
          <table:table-cell/>
        </table:table-row>
        <table:table-row table:style-name="ro11">
          <table:table-cell table:number-columns-repeated="2"/>
          <table:table-cell office:value-type="string">
            <text:p>td= propertyName</text:p>
          </table:table-cell>
        </table:table-row>
        <table:table-row table:style-name="ro11">
          <table:table-cell table:number-columns-repeated="2"/>
          <table:table-cell office:value-type="string">
            <text:p>td=propertyEditor(property)(propertyValue)</text:p>
          </table:table-cell>
        </table:table-row>
        <table:table-row table:style-name="ro12" table:number-rows-repeated="4">
          <table:table-cell table:number-columns-repeated="3"/>
        </table:table-row>
        <table:table-row table:style-name="ro12">
          <table:table-cell office:value-type="string">
            <text:p>Directives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propertyEditor</text:p>
          </table:table-cell>
          <table:table-cell/>
        </table:table-row>
        <table:table-row table:style-name="ro11">
          <table:table-cell table:number-columns-repeated="2"/>
          <table:table-cell office:value-type="string">
            <text:p>&lt;propertyEditor property='birthdate' <text:s/>value=”person.birthdate” /&gt;</text:p>
          </table:table-cell>
        </table:table-row>
        <table:table-row table:style-name="ro11">
          <table:table-cell table:number-columns-repeated="2"/>
          <table:table-cell office:value-type="string">
            <text:p>where birthdate is propertyObject in scope and</text:p>
          </table:table-cell>
        </table:table-row>
        <table:table-row table:style-name="ro11">
          <table:table-cell table:number-columns-repeated="2"/>
          <table:table-cell office:value-type="string">
            <text:p><text:span text:style-name="T5">person.birthdate</text:span><text:span text:style-name="T6"> is a date value in the scope</text:span></text:p>
          </table:table-cell>
        </table:table-row>
      </table:table>
      <table:table table:name="Sheet6" table:style-name="ta1">
        <table:table-column table:style-name="co15" table:number-columns-repeated="2" table:default-cell-style-name="ce15"/>
        <table:table-column table:style-name="co16" table:default-cell-style-name="ce15"/>
        <table:table-column table:style-name="co15" table:number-columns-repeated="1021" table:default-cell-style-name="ce15"/>
        <table:table-row table:style-name="ro18">
          <table:table-cell office:value-type="string">
            <text:p>Controllers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WorldController</text:p>
          </table:table-cell>
          <table:table-cell office:value-type="string">
            <text:p>'====&gt;</text:p>
          </table:table-cell>
          <table:table-cell office:value-type="string">
            <text:p>WorldService(world.js)</text:p>
          </table:table-cell>
          <table:table-cell table:number-columns-repeated="1020"/>
        </table:table-row>
        <table:table-row table:style-name="ro9">
          <table:table-cell/>
          <table:table-cell office:value-type="string">
            <text:p>Init:</text:p>
          </table:table-cell>
          <table:table-cell/>
          <table:table-cell table:style-name="ce16"/>
          <table:table-cell table:number-columns-repeated="1020"/>
        </table:table-row>
        <table:table-row table:style-name="ro9">
          <table:table-cell/>
          <table:table-cell table:style-name="Default"/>
          <table:table-cell office:value-type="string">
            <text:p>Inject: WorldService, Config, ??</text:p>
          </table:table-cell>
          <table:table-cell table:number-columns-repeated="1021"/>
        </table:table-row>
        <table:table-row table:style-name="ro18">
          <table:table-cell/>
          <table:table-cell table:style-name="Default"/>
          <table:table-cell office:value-type="string">
            <text:p>Create Tabbed Pa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load all views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For each View 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Default"/>
          <table:table-cell office:value-type="string">
            <text:p>Creata a Jquery Tab View where ( tabLabel = View.name)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Default"/>
          <table:table-cell table:number-columns-repeated="1021"/>
        </table:table-row>
        <table:table-row table:style-name="ro9">
          <table:table-cell table:number-columns-repeated="2"/>
          <table:table-cell office:value-type="string">
            <text:p>Look in the config for the current view and bring it to the front.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9">
          <table:table-cell/>
          <table:table-cell office:value-type="string">
            <text:p>onViewOptionChange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Each Item should have a ng-show attribute. <text:s/>This should be hooked to a function that takes into account the settings.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we need a func =&gt; f(item, viewOptions) returns whether item is visible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>
            <text:p>...then we can curry it with the item so we don't have to pass that.</text:p>
          </table:table-cell>
          <table:table-cell table:number-columns-repeated="1020"/>
        </table:table-row>
        <table:table-row table:style-name="ro18">
          <table:table-cell table:number-columns-repeated="2"/>
          <table:table-cell office:value-type="string">
            <text:p>View Options are in the View itself</text:p>
          </table:table-cell>
          <table:table-cell table:number-columns-repeated="1021"/>
        </table:table-row>
        <table:table-row table:style-name="ro18" table:number-rows-repeated="2">
          <table:table-cell table:number-columns-repeated="1024"/>
        </table:table-row>
        <table:table-row table:style-name="ro9">
          <table:table-cell/>
          <table:table-cell office:value-type="string">
            <text:p>onViewSelection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>
            <text:p>look in the current viewTabs for this one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if found, make it active else create a Tab for it </text:p>
          </table:table-cell>
          <table:table-cell table:number-columns-repeated="1021"/>
        </table:table-row>
        <table:table-row table:style-name="ro18">
          <table:table-cell table:number-columns-repeated="2"/>
          <table:table-cell office:value-type="string">
            <text:p>how to add content to tab?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maybe a tab mgr to : keep track of tabs, find viewtab, create view tab, hide a view</text:p>
          </table:table-cell>
          <table:table-cell table:number-columns-repeated="1020"/>
        </table:table-row>
        <table:table-row table:style-name="ro18" table:number-rows-repeated="1048551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  <table:database-ranges>
        <table:database-range table:name="__Anonymous_DB__1" table:target-range-address="ItemEditor.B10:ItemEditor.B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19:18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8DT1H5M55S</meta:editing-duration>
    <meta:editing-cycles>89</meta:editing-cycles>
    <meta:generator>LibreOffice/4.0.2.2$Linux_X86_64 LibreOffice_project/400m0$Build-2</meta:generator>
    <meta:initial-creator>Lee Collins</meta:initial-creator>
    <dc:date>2013-09-18T19:41:35</dc:date>
    <dc:creator>LeMoyne Collins</dc:creator>
    <meta:document-statistic meta:table-count="6" meta:cell-count="282" meta:object-count="0"/>
  </office:meta>
</office:document-meta>
</file>